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85bf" officeooo:paragraph-rsid="001285bf"/>
    </style:style>
    <style:style style:name="P2" style:family="paragraph" style:parent-style-name="Standard">
      <style:text-properties officeooo:rsid="0013e930" officeooo:paragraph-rsid="0013e930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5" style:family="paragraph" style:parent-style-name="Preformatted_20_Text">
      <loext:graphic-properties draw:fill="solid" draw:fill-color="#eff0f1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eff0f1" fo:padding="0in" fo:border="none"/>
    </style:style>
    <style:style style:name="P6" style:family="paragraph" style:parent-style-name="Preformatted_20_Text">
      <style:text-properties officeooo:rsid="0013e930" officeooo:paragraph-rsid="0013e930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T1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  <style:style style:name="T2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3" style:family="text">
      <style:text-properties officeooo:rsid="001451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do apt-get update</text:p>
      <text:p text:style-name="Standard">sudo apt-get upgrade</text:p>
      <text:p text:style-name="Standard">sudo apt-get install default-jre</text:p>
      <text:p text:style-name="Standard">java -version</text:p>
      <text:p text:style-name="Standard"/>
      <text:p text:style-name="Standard">download IntelliJ</text:p>
      <text:p text:style-name="Standard">navigate to the download folder</text:p>
      <text:p text:style-name="Standard">sudo tar xf ideaIC—*.tar.gz -C /opt/</text:p>
      <text:p text:style-name="Standard">after unpacking:</text:p>
      <text:p text:style-name="Standard">cd /opt/ideaIU-*</text:p>
      <text:p text:style-name="Standard">cd bin</text:p>
      <text:p text:style-name="Standard">sh idea.sh .</text:p>
      <text:p text:style-name="Standard">sudo apt-get install git</text:p>
      <text:p text:style-name="Standard">git –version</text:p>
      <text:p text:style-name="Standard"/>
      <text:p text:style-name="Standard">sudo apt install gitk</text:p>
      <text:p text:style-name="Standard"/>
      <text:p text:style-name="Standard">stworzyc plik:</text:p>
      <text:p text:style-name="Standard">.gitignore i wpisac do niego:</text:p>
      <text:p text:style-name="Standard">.idea</text:p>
      <text:p text:style-name="Standard">out/</text:p>
      <text:p text:style-name="Standard"/>
      <text:p text:style-name="Standard">lub zainstalowac wtyczke do IDEA. Using IDE built-in plugin system:</text:p>
      <text:p text:style-name="P1">File&gt;&gt;Plugins&gt;&gt;Browse Reporitories&gt;&gt;.gitignore</text:p>
      <text:p text:style-name="Standard"/>
      <text:p text:style-name="Standard"/>
      <text:p text:style-name="Standard"/>
      <text:p text:style-name="Standard">Remove directory from git and local</text:p>
      <text:p text:style-name="Standard">You could checkout 'master' with both directories;</text:p>
      <text:p text:style-name="Standard">git rm -r one-of-the-directories</text:p>
      <text:p text:style-name="Standard">git commit -m "Remove duplicated directory"</text:p>
      <text:p text:style-name="Standard">git push origin &lt;your-git-branch&gt; (typically 'master', but not always)</text:p>
      <text:p text:style-name="Standard"/>
      <text:p text:style-name="Standard">Remove directory from git but NOT local</text:p>
      <text:p text:style-name="Standard">git rm -r --cached myFolder</text:p>
      <text:p text:style-name="Standard"/>
      <text:p text:style-name="Standard"/>
      <text:p text:style-name="P2">Unlinking local repository from remote:</text:p>
      <text:p text:style-name="P6"><text:span text:style-name="Source_20_Text"><text:span text:style-name="T1">git remote rm origin</text:span></text:span></text:p>
      <text:p text:style-name="P3"><text:span text:style-name="T2">will delete the config settings from </text:span><text:span text:style-name="Source_20_Text"><text:span text:style-name="T1">.git/config</text:span></text:span><text:span text:style-name="T2">.</text:span></text:p>
      <text:p text:style-name="P4"><text:span text:style-name="T3">t</text:span>hen</text:p>
      <text:p text:style-name="P5"><text:span text:style-name="Source_20_Text"><text:span text:style-name="T1">rm .git/FETCH_HEAD</text:span></text:span></text:p>
      <text:p text:style-name="P3"><text:span text:style-name="T2">to get rid of the </text:span><text:span text:style-name="Source_20_Text"><text:span text:style-name="T1">FETCH_HEAD</text:span></text:span><text:span text:style-name="T2"> which still points to github.</text:span></text:p>
      <text:p text:style-name="P4"/>
      <text:p text:style-name="P4">remove it from the index with:</text:p>
      <text:p text:style-name="P4">git rm --cached jjdz5-materialy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2:39:03.215759354</meta:creation-date>
    <dc:date>2018-06-25T13:54:38.944020451</dc:date>
    <meta:editing-duration>PT5M37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35" meta:word-count="152" meta:character-count="985" meta:non-whitespace-character-count="871"/>
  </office:meta>
</office:document-meta>
</file>